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689in"/>
    </style:style>
    <style:style style:name="co2" style:family="table-column">
      <style:table-column-properties fo:break-before="auto" style:column-width="0.6228in"/>
    </style:style>
    <style:style style:name="co3" style:family="table-column">
      <style:table-column-properties fo:break-before="auto" style:column-width="1.5571in"/>
    </style:style>
    <style:style style:name="co4" style:family="table-column">
      <style:table-column-properties fo:break-before="auto" style:column-width="3.254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1013" table:default-cell-style-name="ce1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rajon</text:p>
          </table:table-cell>
          <table:table-cell office:value-type="string" calcext:value-type="string">
            <text:p>okrug</text:p>
          </table:table-cell>
          <table:table-cell office:value-type="string" calcext:value-type="string">
            <text:p>oktmo</text:p>
          </table:table-cell>
          <table:table-cell office:value-type="string" calcext:value-type="string">
            <text:p>finded</text:p>
          </table:table-cell>
          <table:table-cell office:value-type="string" calcext:value-type="string">
            <text:p>collected</text:p>
          </table:table-cell>
          <table:table-cell office:value-type="string" calcext:value-type="string">
            <text:p>unique</text:p>
          </table:table-cell>
          <table:table-cell table:style-name="ce3" office:value-type="string" calcext:value-type="string">
            <text:p>date</text:p>
          </table:table-cell>
          <table:table-cell office:value-type="string" calcext:value-type="string">
            <text:p>merge-1</text:p>
          </table:table-cell>
          <table:table-cell office:value-type="string" calcext:value-type="string">
            <text:p>merge-2</text:p>
          </table:table-cell>
          <table:table-cell office:value-type="string" calcext:value-type="string">
            <text:p>merge-3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NCATENATE(LEFT([.C2];1);LEFT([.D2];2);LEFT([.E2];3))" office:value-type="string" office:string-value="sadadm" calcext:value-type="string">
            <text:p>sadadm</text:p>
          </table:table-cell>
          <table:table-cell office:value-type="string" calcext:value-type="string">
            <text:p>spb</text:p>
          </table:table-cell>
          <table:table-cell table:number-columns-repeated="2" office:value-type="string" calcext:value-type="string">
            <text:p>admiraltejskij</text:p>
          </table:table-cell>
          <table:table-cell office:value-type="float" office:value="40303000" calcext:value-type="float">
            <text:p>40303000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2]" office:value-type="float" office:value="1" calcext:value-type="float">
            <text:p>1</text:p>
          </table:table-cell>
          <table:table-cell table:formula="of:=[.L2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CONCATENATE(LEFT([.C3];1);LEFT([.D3];2);LEFT([.E3];3))" office:value-type="string" office:string-value="sadeka" calcext:value-type="string">
            <text:p>sadek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ekateringofskij</text:p>
          </table:table-cell>
          <table:table-cell office:value-type="float" office:value="40306000" calcext:value-type="float">
            <text:p>40306000</text:p>
          </table:table-cell>
          <table:table-cell office:value-type="float" office:value="122" calcext:value-type="float">
            <text:p>122</text:p>
          </table:table-cell>
          <table:table-cell office:value-type="float" office:value="137" calcext:value-type="float">
            <text:p>137</text:p>
          </table:table-cell>
          <table:table-cell office:value-type="float" office:value="129" calcext:value-type="float">
            <text:p>129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3]" office:value-type="float" office:value="1" calcext:value-type="float">
            <text:p>1</text:p>
          </table:table-cell>
          <table:table-cell table:formula="of:=[.L3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CONCATENATE(LEFT([.C4];1);LEFT([.D4];2);LEFT([.E4];3))" office:value-type="string" office:string-value="sadizm" calcext:value-type="string">
            <text:p>sadiz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izmajlowskoe</text:p>
          </table:table-cell>
          <table:table-cell office:value-type="float" office:value="40305000" calcext:value-type="float">
            <text:p>40305000</text:p>
          </table:table-cell>
          <table:table-cell office:value-type="float" office:value="392" calcext:value-type="float">
            <text:p>392</text:p>
          </table:table-cell>
          <table:table-cell office:value-type="float" office:value="389" calcext:value-type="float">
            <text:p>389</text:p>
          </table:table-cell>
          <table:table-cell office:value-type="float" office:value="381" calcext:value-type="float">
            <text:p>381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4]" office:value-type="float" office:value="1" calcext:value-type="float">
            <text:p>1</text:p>
          </table:table-cell>
          <table:table-cell table:formula="of:=[.L4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CONCATENATE(LEFT([.C5];1);LEFT([.D5];2);LEFT([.E5];3))" office:value-type="string" office:string-value="sadkol" calcext:value-type="string">
            <text:p>sadk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kolomna</text:p>
          </table:table-cell>
          <table:table-cell office:value-type="float" office:value="40301000" calcext:value-type="float">
            <text:p>40301000</text:p>
          </table:table-cell>
          <table:table-cell office:value-type="float" office:value="186" calcext:value-type="float">
            <text:p>186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5]" office:value-type="float" office:value="1" calcext:value-type="float">
            <text:p>1</text:p>
          </table:table-cell>
          <table:table-cell table:formula="of:=[.L5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CONCATENATE(LEFT([.C6];1);LEFT([.D6];2);LEFT([.E6];3))" office:value-type="string" office:string-value="sadsem" calcext:value-type="string">
            <text:p>sadse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semyonowskij</text:p>
          </table:table-cell>
          <table:table-cell office:value-type="float" office:value="40304000" calcext:value-type="float">
            <text:p>40304000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6]" office:value-type="float" office:value="1" calcext:value-type="float">
            <text:p>1</text:p>
          </table:table-cell>
          <table:table-cell table:formula="of:=[.L6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CONCATENATE(LEFT([.C7];1);LEFT([.D7];2);LEFT([.E7];3))" office:value-type="string" office:string-value="sadsen" calcext:value-type="string">
            <text:p>sadse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sennoj</text:p>
          </table:table-cell>
          <table:table-cell office:value-type="float" office:value="40302000" calcext:value-type="float">
            <text:p>4030200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37" calcext:value-type="float">
            <text:p>137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7]" office:value-type="float" office:value="1" calcext:value-type="float">
            <text:p>1</text:p>
          </table:table-cell>
          <table:table-cell table:formula="of:=[.L7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CONCATENATE(LEFT([.C8];1);LEFT([.D8];2);LEFT([.E8];3))" office:value-type="string" office:string-value="swan07" calcext:value-type="string">
            <text:p>swan07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n07</text:p>
          </table:table-cell>
          <table:table-cell office:value-type="float" office:value="40307000" calcext:value-type="float">
            <text:p>40307000</text:p>
          </table:table-cell>
          <table:table-cell office:value-type="float" office:value="252" calcext:value-type="float">
            <text:p>252</text:p>
          </table:table-cell>
          <table:table-cell office:value-type="float" office:value="249" calcext:value-type="float">
            <text:p>249</text:p>
          </table:table-cell>
          <table:table-cell office:value-type="float" office:value="245" calcext:value-type="float">
            <text:p>245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8]" office:value-type="float" office:value="1" calcext:value-type="float">
            <text:p>1</text:p>
          </table:table-cell>
          <table:table-cell table:formula="of:=[.L8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CONCATENATE(LEFT([.C9];1);LEFT([.D9];2);LEFT([.E9];3))" office:value-type="string" office:string-value="swawas" calcext:value-type="string">
            <text:p>swawa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wasilqewskij</text:p>
          </table:table-cell>
          <table:table-cell office:value-type="float" office:value="40308000" calcext:value-type="float">
            <text:p>40308000</text:p>
          </table:table-cell>
          <table:table-cell office:value-type="float" office:value="181" calcext:value-type="float">
            <text:p>181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9]" office:value-type="float" office:value="1" calcext:value-type="float">
            <text:p>1</text:p>
          </table:table-cell>
          <table:table-cell table:formula="of:=[.L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CONCATENATE(LEFT([.C10];1);LEFT([.D10];2);LEFT([.E10];3))" office:value-type="string" office:string-value="swagaw" calcext:value-type="string">
            <text:p>swaga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gawanq</text:p>
          </table:table-cell>
          <table:table-cell office:value-type="float" office:value="40309000" calcext:value-type="float">
            <text:p>4030900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53" calcext:value-type="float">
            <text:p>253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10]" office:value-type="float" office:value="1" calcext:value-type="float">
            <text:p>1</text:p>
          </table:table-cell>
          <table:table-cell table:formula="of:=[.L10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CONCATENATE(LEFT([.C11];1);LEFT([.D11];2);LEFT([.E11];3))" office:value-type="string" office:string-value="swamor" calcext:value-type="string">
            <text:p>swamo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morskoj</text:p>
          </table:table-cell>
          <table:table-cell office:value-type="float" office:value="40310000" calcext:value-type="float">
            <text:p>40310000</text:p>
          </table:table-cell>
          <table:table-cell office:value-type="float" office:value="355" calcext:value-type="float">
            <text:p>355</text:p>
          </table:table-cell>
          <table:table-cell office:value-type="float" office:value="361" calcext:value-type="float">
            <text:p>361</text:p>
          </table:table-cell>
          <table:table-cell office:value-type="float" office:value="353" calcext:value-type="float">
            <text:p>353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11]" office:value-type="float" office:value="1" calcext:value-type="float">
            <text:p>1</text:p>
          </table:table-cell>
          <table:table-cell table:formula="of:=[.L11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CONCATENATE(LEFT([.C12];1);LEFT([.D12];2);LEFT([.E12];3))" office:value-type="string" office:string-value="swaost" calcext:value-type="string">
            <text:p>swaos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ostrow dekabristow</text:p>
          </table:table-cell>
          <table:table-cell office:value-type="float" office:value="40311000" calcext:value-type="float">
            <text:p>40311000</text:p>
          </table:table-cell>
          <table:table-cell office:value-type="float" office:value="394" calcext:value-type="float">
            <text:p>394</text:p>
          </table:table-cell>
          <table:table-cell office:value-type="float" office:value="389" calcext:value-type="float">
            <text:p>389</text:p>
          </table:table-cell>
          <table:table-cell office:value-type="float" office:value="383" calcext:value-type="float">
            <text:p>383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12]" office:value-type="float" office:value="1" calcext:value-type="float">
            <text:p>1</text:p>
          </table:table-cell>
          <table:table-cell table:formula="of:=[.L12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CONCATENATE(LEFT([.C13];1);LEFT([.D13];2);LEFT([.E13];3))" office:value-type="string" office:string-value="swyn15" calcext:value-type="string">
            <text:p>swyn15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n15</text:p>
          </table:table-cell>
          <table:table-cell office:value-type="float" office:value="40317000" calcext:value-type="float">
            <text:p>40317000</text:p>
          </table:table-cell>
          <table:table-cell office:value-type="float" office:value="325" calcext:value-type="float">
            <text:p>325</text:p>
          </table:table-cell>
          <table:table-cell office:value-type="float" office:value="333" calcext:value-type="float">
            <text:p>333</text:p>
          </table:table-cell>
          <table:table-cell office:value-type="float" office:value="326" calcext:value-type="float">
            <text:p>326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13]" office:value-type="float" office:value="1" calcext:value-type="float">
            <text:p>1</text:p>
          </table:table-cell>
          <table:table-cell table:formula="of:=[.L13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CONCATENATE(LEFT([.C14];1);LEFT([.D14];2);LEFT([.E14];3))" office:value-type="string" office:string-value="swypar" calcext:value-type="string">
            <text:p>swypa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parnas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591" calcext:value-type="float">
            <text:p>591</text:p>
          </table:table-cell>
          <table:table-cell office:value-type="float" office:value="588" calcext:value-type="float">
            <text:p>588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14]" office:value-type="float" office:value="1" calcext:value-type="float">
            <text:p>1</text:p>
          </table:table-cell>
          <table:table-cell table:formula="of:=[.L14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CONCATENATE(LEFT([.C15];1);LEFT([.D15];2);LEFT([.E15];3))" office:value-type="string" office:string-value="swysam" calcext:value-type="string">
            <text:p>swysa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sampsoniewskoe</text:p>
          </table:table-cell>
          <table:table-cell office:value-type="float" office:value="40314000" calcext:value-type="float">
            <text:p>4031400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253" calcext:value-type="float">
            <text:p>253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15]" office:value-type="float" office:value="1" calcext:value-type="float">
            <text:p>1</text:p>
          </table:table-cell>
          <table:table-cell table:formula="of:=[.L15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CONCATENATE(LEFT([.C16];1);LEFT([.D16];2);LEFT([.E16];3))" office:value-type="string" office:string-value="swyswe" calcext:value-type="string">
            <text:p>swyswe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swetlanowskoe</text:p>
          </table:table-cell>
          <table:table-cell office:value-type="float" office:value="40315000" calcext:value-type="float">
            <text:p>40315000</text:p>
          </table:table-cell>
          <table:table-cell office:value-type="float" office:value="493" calcext:value-type="float">
            <text:p>493</text:p>
          </table:table-cell>
          <table:table-cell office:value-type="float" office:value="477" calcext:value-type="float">
            <text:p>477</text:p>
          </table:table-cell>
          <table:table-cell office:value-type="float" office:value="475" calcext:value-type="float">
            <text:p>475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16]" office:value-type="float" office:value="1" calcext:value-type="float">
            <text:p>1</text:p>
          </table:table-cell>
          <table:table-cell table:formula="of:=[.L16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CONCATENATE(LEFT([.C17];1);LEFT([.D17];2);LEFT([.E17];3))" office:value-type="string" office:string-value="swysos" calcext:value-type="string">
            <text:p>swyso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sosnowskoe</text:p>
          </table:table-cell>
          <table:table-cell office:value-type="float" office:value="40316000" calcext:value-type="float">
            <text:p>40316000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17]" office:value-type="float" office:value="1" calcext:value-type="float">
            <text:p>1</text:p>
          </table:table-cell>
          <table:table-cell table:formula="of:=[.L17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CONCATENATE(LEFT([.C18];1);LEFT([.D18];2);LEFT([.E18];3))" office:value-type="string" office:string-value="swyshu" calcext:value-type="string">
            <text:p>swyshu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shuwalowo-ozerki</text:p>
          </table:table-cell>
          <table:table-cell office:value-type="float" office:value="40319000" calcext:value-type="float">
            <text:p>40319000</text:p>
          </table:table-cell>
          <table:table-cell office:value-type="float" office:value="458" calcext:value-type="float">
            <text:p>458</text:p>
          </table:table-cell>
          <table:table-cell office:value-type="float" office:value="445" calcext:value-type="float">
            <text:p>445</text:p>
          </table:table-cell>
          <table:table-cell office:value-type="float" office:value="437" calcext:value-type="float">
            <text:p>437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18]" office:value-type="float" office:value="1" calcext:value-type="float">
            <text:p>1</text:p>
          </table:table-cell>
          <table:table-cell table:formula="of:=[.L18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CONCATENATE(LEFT([.C19];1);LEFT([.D19];2);LEFT([.E19];3))" office:value-type="string" office:string-value="swylew" calcext:value-type="string">
            <text:p>swyle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lewashowo</text:p>
          </table:table-cell>
          <table:table-cell office:value-type="float" office:value="40312000" calcext:value-type="float">
            <text:p>403120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19]" office:value-type="float" office:value="1" calcext:value-type="float">
            <text:p>1</text:p>
          </table:table-cell>
          <table:table-cell table:formula="of:=[.L1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CONCATENATE(LEFT([.C20];1);LEFT([.D20];2);LEFT([.E20];3))" office:value-type="string" office:string-value="svypar" calcext:value-type="string">
            <text:p>svypa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vyborgskij</text:p>
          </table:table-cell>
          <table:table-cell office:value-type="string" calcext:value-type="string">
            <text:p>pargolowo</text:p>
          </table:table-cell>
          <table:table-cell office:value-type="float" office:value="40313000" calcext:value-type="float">
            <text:p>40313000</text:p>
          </table:table-cell>
          <table:table-cell office:value-type="float" office:value="858" calcext:value-type="float">
            <text:p>858</text:p>
          </table:table-cell>
          <table:table-cell office:value-type="float" office:value="865" calcext:value-type="float">
            <text:p>865</text:p>
          </table:table-cell>
          <table:table-cell office:value-type="float" office:value="844" calcext:value-type="float">
            <text:p>844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20]" office:value-type="float" office:value="1" calcext:value-type="float">
            <text:p>1</text:p>
          </table:table-cell>
          <table:table-cell table:formula="of:=[.L20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CONCATENATE(LEFT([.C21];1);LEFT([.D21];2);LEFT([.E21];3))" office:value-type="string" office:string-value="skan21" calcext:value-type="string">
            <text:p>skan21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n2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65" calcext:value-type="float">
            <text:p>165</text:p>
          </table:table-cell>
          <table:table-cell office:value-type="float" office:value="159" calcext:value-type="float">
            <text:p>159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21]" office:value-type="float" office:value="1" calcext:value-type="float">
            <text:p>1</text:p>
          </table:table-cell>
          <table:table-cell table:formula="of:=[.L21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CONCATENATE(LEFT([.C22];1);LEFT([.D22];2);LEFT([.E22];3))" office:value-type="string" office:string-value="skaaka" calcext:value-type="string">
            <text:p>skaak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akademicheskoe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243" calcext:value-type="float">
            <text:p>243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22]" office:value-type="float" office:value="1" calcext:value-type="float">
            <text:p>1</text:p>
          </table:table-cell>
          <table:table-cell table:formula="of:=[.L22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CONCATENATE(LEFT([.C23];1);LEFT([.D23];2);LEFT([.E23];3))" office:value-type="string" office:string-value="skagra" calcext:value-type="string">
            <text:p>skagr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grazhdanka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23]" office:value-type="float" office:value="1" calcext:value-type="float">
            <text:p>1</text:p>
          </table:table-cell>
          <table:table-cell table:formula="of:=[.L23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CONCATENATE(LEFT([.C24];1);LEFT([.D24];2);LEFT([.E24];3))" office:value-type="string" office:string-value="skapis" calcext:value-type="string">
            <text:p>skapi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piskaryowka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361" calcext:value-type="float">
            <text:p>361</text:p>
          </table:table-cell>
          <table:table-cell office:value-type="float" office:value="360" calcext:value-type="float">
            <text:p>360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24]" office:value-type="float" office:value="1" calcext:value-type="float">
            <text:p>1</text:p>
          </table:table-cell>
          <table:table-cell table:formula="of:=[.L24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CONCATENATE(LEFT([.C25];1);LEFT([.D25];2);LEFT([.E25];3))" office:value-type="string" office:string-value="skapro" calcext:value-type="string">
            <text:p>skapr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prometej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21" calcext:value-type="float">
            <text:p>221</text:p>
          </table:table-cell>
          <table:table-cell office:value-type="float" office:value="210" calcext:value-type="float">
            <text:p>210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CONCATENATE(LEFT([.C26];1);LEFT([.D26];2);LEFT([.E26];3))" office:value-type="string" office:string-value="skasew" calcext:value-type="string">
            <text:p>skase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sewernyj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26]" office:value-type="float" office:value="1" calcext:value-type="float">
            <text:p>1</text:p>
          </table:table-cell>
          <table:table-cell table:formula="of:=[.L26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CONCATENATE(LEFT([.C27];1);LEFT([.D27];2);LEFT([.E27];3))" office:value-type="string" office:string-value="skafin" calcext:value-type="string">
            <text:p>skafi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finlyandskij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338" calcext:value-type="float">
            <text:p>338</text:p>
          </table:table-cell>
          <table:table-cell office:value-type="float" office:value="334" calcext:value-type="float">
            <text:p>334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27]" office:value-type="float" office:value="1" calcext:value-type="float">
            <text:p>1</text:p>
          </table:table-cell>
          <table:table-cell table:formula="of:=[.L27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CONCATENATE(LEFT([.C28];1);LEFT([.D28];2);LEFT([.E28];3))" office:value-type="string" office:string-value="skiawt" calcext:value-type="string">
            <text:p>skiaw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awtowo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45" calcext:value-type="float">
            <text:p>145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28]" office:value-type="float" office:value="1" calcext:value-type="float">
            <text:p>1</text:p>
          </table:table-cell>
          <table:table-cell table:formula="of:=[.L28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CONCATENATE(LEFT([.C29];1);LEFT([.D29];2);LEFT([.E29];3))" office:value-type="string" office:string-value="skidac" calcext:value-type="string">
            <text:p>skidac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dachnoe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21" calcext:value-type="float">
            <text:p>221</text:p>
          </table:table-cell>
          <table:table-cell office:value-type="float" office:value="218" calcext:value-type="float">
            <text:p>218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29]" office:value-type="float" office:value="1" calcext:value-type="float">
            <text:p>1</text:p>
          </table:table-cell>
          <table:table-cell table:formula="of:=[.L2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CONCATENATE(LEFT([.C30];1);LEFT([.D30];2);LEFT([.E30];3))" office:value-type="string" office:string-value="skikny" calcext:value-type="string">
            <text:p>skikny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knyazhewo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2" office:value-type="float" office:value="141" calcext:value-type="float">
            <text:p>141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30]" office:value-type="float" office:value="1" calcext:value-type="float">
            <text:p>1</text:p>
          </table:table-cell>
          <table:table-cell table:formula="of:=[.L30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CONCATENATE(LEFT([.C31];1);LEFT([.D31];2);LEFT([.E31];3))" office:value-type="string" office:string-value="skikra" calcext:value-type="string">
            <text:p>skikr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krasnenqkaya rechka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31]" office:value-type="float" office:value="1" calcext:value-type="float">
            <text:p>1</text:p>
          </table:table-cell>
          <table:table-cell table:formula="of:=[.L31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CONCATENATE(LEFT([.C32];1);LEFT([.D32];2);LEFT([.E32];3))" office:value-type="string" office:string-value="skimor" calcext:value-type="string">
            <text:p>skimo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morskie worota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56" calcext:value-type="float">
            <text:p>56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32]" office:value-type="float" office:value="1" calcext:value-type="float">
            <text:p>1</text:p>
          </table:table-cell>
          <table:table-cell table:formula="of:=[.L32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CONCATENATE(LEFT([.C33];1);LEFT([.D33];2);LEFT([.E33];3))" office:value-type="string" office:string-value="skinar" calcext:value-type="string">
            <text:p>skina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narwskij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33]" office:value-type="float" office:value="1" calcext:value-type="float">
            <text:p>1</text:p>
          </table:table-cell>
          <table:table-cell table:formula="of:=[.L33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CONCATENATE(LEFT([.C34];1);LEFT([.D34];2);LEFT([.E34];3))" office:value-type="string" office:string-value="skiulq" calcext:value-type="string">
            <text:p>skiulq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ulqyanka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44" calcext:value-type="float">
            <text:p>244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34]" office:value-type="float" office:value="1" calcext:value-type="float">
            <text:p>1</text:p>
          </table:table-cell>
          <table:table-cell table:formula="of:=[.L34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CONCATENATE(LEFT([.C35];1);LEFT([.D35];2);LEFT([.E35];3))" office:value-type="string" office:string-value="skokol" calcext:value-type="string">
            <text:p>skok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kolpino</text:p>
          </table:table-cell>
          <table:table-cell/>
          <table:table-cell table:number-columns-repeated="2"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35]" office:value-type="float" office:value="1" calcext:value-type="float">
            <text:p>1</text:p>
          </table:table-cell>
          <table:table-cell table:formula="of:=[.L35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CONCATENATE(LEFT([.C36];1);LEFT([.D36];2);LEFT([.E36];3))" office:value-type="string" office:string-value="skomet" calcext:value-type="string">
            <text:p>skome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metallostroj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2" office:value-type="float" office:value="109" calcext:value-type="float">
            <text:p>109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36]" office:value-type="float" office:value="1" calcext:value-type="float">
            <text:p>1</text:p>
          </table:table-cell>
          <table:table-cell table:formula="of:=[.L36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CONCATENATE(LEFT([.C37];1);LEFT([.D37];2);LEFT([.E37];3))" office:value-type="string" office:string-value="skopet" calcext:value-type="string">
            <text:p>skope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petro-slawyanka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37]" office:value-type="float" office:value="1" calcext:value-type="float">
            <text:p>1</text:p>
          </table:table-cell>
          <table:table-cell table:formula="of:=[.L37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CONCATENATE(LEFT([.C38];1);LEFT([.D38];2);LEFT([.E38];3))" office:value-type="string" office:string-value="skopon" calcext:value-type="string">
            <text:p>skopo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pontonnyj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38]" office:value-type="float" office:value="1" calcext:value-type="float">
            <text:p>1</text:p>
          </table:table-cell>
          <table:table-cell table:formula="of:=[.L38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CONCATENATE(LEFT([.C39];1);LEFT([.D39];2);LEFT([.E39];3))" office:value-type="string" office:string-value="skosap" calcext:value-type="string">
            <text:p>skosap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sapyornyj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39]" office:value-type="float" office:value="1" calcext:value-type="float">
            <text:p>1</text:p>
          </table:table-cell>
          <table:table-cell table:formula="of:=[.L3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CONCATENATE(LEFT([.C40];1);LEFT([.D40];2);LEFT([.E40];3))" office:value-type="string" office:string-value="skoust" calcext:value-type="string">
            <text:p>skous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ustq-izhora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40]" office:value-type="float" office:value="1" calcext:value-type="float">
            <text:p>1</text:p>
          </table:table-cell>
          <table:table-cell table:formula="of:=[.L40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CONCATENATE(LEFT([.C41];1);LEFT([.D41];2);LEFT([.E41];3))" office:value-type="string" office:string-value="skrbol" calcext:value-type="string">
            <text:p>skrb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bolqshaya oxta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77" calcext:value-type="float">
            <text:p>277</text:p>
          </table:table-cell>
          <table:table-cell office:value-type="float" office:value="271" calcext:value-type="float">
            <text:p>271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41]" office:value-type="float" office:value="1" calcext:value-type="float">
            <text:p>1</text:p>
          </table:table-cell>
          <table:table-cell table:formula="of:=[.L41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CONCATENATE(LEFT([.C42];1);LEFT([.D42];2);LEFT([.E42];3))" office:value-type="string" office:string-value="skrmal" calcext:value-type="string">
            <text:p>skrma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malaya oxta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float" office:value="158" calcext:value-type="float">
            <text:p>158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42]" office:value-type="float" office:value="1" calcext:value-type="float">
            <text:p>1</text:p>
          </table:table-cell>
          <table:table-cell table:formula="of:=[.L42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CONCATENATE(LEFT([.C43];1);LEFT([.D43];2);LEFT([.E43];3))" office:value-type="string" office:string-value="skrpol" calcext:value-type="string">
            <text:p>skrp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polyustrowo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29" calcext:value-type="float">
            <text:p>729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43]" office:value-type="float" office:value="1" calcext:value-type="float">
            <text:p>1</text:p>
          </table:table-cell>
          <table:table-cell table:formula="of:=[.L43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CONCATENATE(LEFT([.C44];1);LEFT([.D44];2);LEFT([.E44];3))" office:value-type="string" office:string-value="skrpor" calcext:value-type="string">
            <text:p>skrpo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poroxowye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2" office:value-type="float" office:value="337" calcext:value-type="float">
            <text:p>337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44]" office:value-type="float" office:value="1" calcext:value-type="float">
            <text:p>1</text:p>
          </table:table-cell>
          <table:table-cell table:formula="of:=[.L44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CONCATENATE(LEFT([.C45];1);LEFT([.D45];2);LEFT([.E45];3))" office:value-type="string" office:string-value="skrrzh" calcext:value-type="string">
            <text:p>skrrzh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rzhewka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183" calcext:value-type="float">
            <text:p>183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45]" office:value-type="float" office:value="1" calcext:value-type="float">
            <text:p>1</text:p>
          </table:table-cell>
          <table:table-cell table:formula="of:=[.L45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CONCATENATE(LEFT([.C46];1);LEFT([.D46];2);LEFT([.E46];3))" office:value-type="string" office:string-value="skrgor" calcext:value-type="string">
            <text:p>skrgo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gorelowo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office:value-type="float" office:value="158" calcext:value-type="float">
            <text:p>158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46]" office:value-type="float" office:value="1" calcext:value-type="float">
            <text:p>1</text:p>
          </table:table-cell>
          <table:table-cell table:formula="of:=[.L46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CONCATENATE(LEFT([.C47];1);LEFT([.D47];2);LEFT([.E47];3))" office:value-type="string" office:string-value="skrkon" calcext:value-type="string">
            <text:p>skrko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konstantinowskoe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47]" office:value-type="float" office:value="1" calcext:value-type="float">
            <text:p>1</text:p>
          </table:table-cell>
          <table:table-cell table:formula="of:=[.L47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CONCATENATE(LEFT([.C48];1);LEFT([.D48];2);LEFT([.E48];3))" office:value-type="string" office:string-value="skrsos" calcext:value-type="string">
            <text:p>skrso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sosnowaya polyana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25" calcext:value-type="float">
            <text:p>525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48]" office:value-type="float" office:value="1" calcext:value-type="float">
            <text:p>1</text:p>
          </table:table-cell>
          <table:table-cell table:formula="of:=[.L48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CONCATENATE(LEFT([.C49];1);LEFT([.D49];2);LEFT([.E49];3))" office:value-type="string" office:string-value="skruri" calcext:value-type="string">
            <text:p>skruri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uriczk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49]" office:value-type="float" office:value="1" calcext:value-type="float">
            <text:p>1</text:p>
          </table:table-cell>
          <table:table-cell table:formula="of:=[.L4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CONCATENATE(LEFT([.C50];1);LEFT([.D50];2);LEFT([.E50];3))" office:value-type="string" office:string-value="skryug" calcext:value-type="string">
            <text:p>skryug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yugo-zapad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50]" office:value-type="float" office:value="1" calcext:value-type="float">
            <text:p>1</text:p>
          </table:table-cell>
          <table:table-cell table:formula="of:=[.L50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CONCATENATE(LEFT([.C51];1);LEFT([.D51];2);LEFT([.E51];3))" office:value-type="string" office:string-value="skryuz" calcext:value-type="string">
            <text:p>skryuz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yuzhno-primorskij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921" calcext:value-type="float">
            <text:p>921</text:p>
          </table:table-cell>
          <table:table-cell office:value-type="float" office:value="880" calcext:value-type="float">
            <text:p>880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51]" office:value-type="float" office:value="1" calcext:value-type="float">
            <text:p>1</text:p>
          </table:table-cell>
          <table:table-cell table:formula="of:=[.L51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CONCATENATE(LEFT([.C52];1);LEFT([.D52];2);LEFT([.E52];3))" office:value-type="string" office:string-value="skrkra" calcext:value-type="string">
            <text:p>skrkr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krasnoe selo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style-name="ce3" office:value-type="date" office:date-value="2021-09-22" calcext:value-type="date">
            <text:p>09/22/21</text:p>
          </table:table-cell>
          <table:table-cell office:value-type="float" office:value="1" calcext:value-type="float">
            <text:p>1</text:p>
          </table:table-cell>
          <table:table-cell table:formula="of:=[.K52]" office:value-type="float" office:value="1" calcext:value-type="float">
            <text:p>1</text:p>
          </table:table-cell>
          <table:table-cell table:formula="of:=[.L52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CONCATENATE(LEFT([.C53];1);LEFT([.D53];2);LEFT([.E53];3))" office:value-type="string" office:string-value="skrkro" calcext:value-type="string">
            <text:p>skrkr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onshtadskij</text:p>
          </table:table-cell>
          <table:table-cell office:value-type="string" calcext:value-type="string">
            <text:p>kronshtadt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37" calcext:value-type="float">
            <text:p>137</text:p>
          </table:table-cell>
          <table:table-cell office:value-type="float" office:value="121" calcext:value-type="float">
            <text:p>121</text:p>
          </table:table-cell>
          <table:table-cell table:style-name="ce3" office:value-type="date" office:date-value="2021-09-23" calcext:value-type="date">
            <text:p>09/23/21</text:p>
          </table:table-cell>
          <table:table-cell office:value-type="float" office:value="1" calcext:value-type="float">
            <text:p>1</text:p>
          </table:table-cell>
          <table:table-cell table:formula="of:=[.K53]" office:value-type="float" office:value="1" calcext:value-type="float">
            <text:p>1</text:p>
          </table:table-cell>
          <table:table-cell table:formula="of:=[.L53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CONCATENATE(LEFT([.C54];1);LEFT([.D54];2);LEFT([.E54];3))" office:value-type="string" office:string-value="skuzel" calcext:value-type="string">
            <text:p>skuze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zelenogorsk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table:style-name="ce3" office:value-type="date" office:date-value="2021-09-23" calcext:value-type="date">
            <text:p>09/23/21</text:p>
          </table:table-cell>
          <table:table-cell office:value-type="float" office:value="1" calcext:value-type="float">
            <text:p>1</text:p>
          </table:table-cell>
          <table:table-cell table:formula="of:=[.K54]" office:value-type="float" office:value="1" calcext:value-type="float">
            <text:p>1</text:p>
          </table:table-cell>
          <table:table-cell table:formula="of:=[.L54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CONCATENATE(LEFT([.C55];1);LEFT([.D55];2);LEFT([.E55];3))" office:value-type="string" office:string-value="skukom" calcext:value-type="string">
            <text:p>skuko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komarow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date" office:date-value="2021-09-23" calcext:value-type="date">
            <text:p>09/23/21</text:p>
          </table:table-cell>
          <table:table-cell office:value-type="float" office:value="0" calcext:value-type="float">
            <text:p>0</text:p>
          </table:table-cell>
          <table:table-cell table:formula="of:=[.K55]" office:value-type="float" office:value="0" calcext:value-type="float">
            <text:p>0</text:p>
          </table:table-cell>
          <table:table-cell table:formula="of:=[.L5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CONCATENATE(LEFT([.C56];1);LEFT([.D56];2);LEFT([.E56];3))" office:value-type="string" office:string-value="skumol" calcext:value-type="string">
            <text:p>skum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molodyozhnoe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3" office:value-type="date" office:date-value="2021-09-23" calcext:value-type="date">
            <text:p>09/23/21</text:p>
          </table:table-cell>
          <table:table-cell office:value-type="float" office:value="1" calcext:value-type="float">
            <text:p>1</text:p>
          </table:table-cell>
          <table:table-cell table:formula="of:=[.K56]" office:value-type="float" office:value="1" calcext:value-type="float">
            <text:p>1</text:p>
          </table:table-cell>
          <table:table-cell table:formula="of:=[.L56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CONCATENATE(LEFT([.C57];1);LEFT([.D57];2);LEFT([.E57];3))" office:value-type="string" office:string-value="skupes" calcext:value-type="string">
            <text:p>skupe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pesochnyj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style-name="ce3" office:value-type="date" office:date-value="2021-09-23" calcext:value-type="date">
            <text:p>09/23/21</text:p>
          </table:table-cell>
          <table:table-cell office:value-type="float" office:value="1" calcext:value-type="float">
            <text:p>1</text:p>
          </table:table-cell>
          <table:table-cell table:formula="of:=[.K57]" office:value-type="float" office:value="1" calcext:value-type="float">
            <text:p>1</text:p>
          </table:table-cell>
          <table:table-cell table:formula="of:=[.L57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CONCATENATE(LEFT([.C58];1);LEFT([.D58];2);LEFT([.E58];3))" office:value-type="string" office:string-value="skurep" calcext:value-type="string">
            <text:p>skurep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repino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3" office:value-type="date" office:date-value="2021-09-23" calcext:value-type="date">
            <text:p>09/23/21</text:p>
          </table:table-cell>
          <table:table-cell office:value-type="float" office:value="1" calcext:value-type="float">
            <text:p>1</text:p>
          </table:table-cell>
          <table:table-cell table:formula="of:=[.K58]" office:value-type="float" office:value="1" calcext:value-type="float">
            <text:p>1</text:p>
          </table:table-cell>
          <table:table-cell table:formula="of:=[.L58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CONCATENATE(LEFT([.C59];1);LEFT([.D59];2);LEFT([.E59];3))" office:value-type="string" office:string-value="skuser" calcext:value-type="string">
            <text:p>skuse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serow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date" office:date-value="2021-09-23" calcext:value-type="date">
            <text:p>09/23/21</text:p>
          </table:table-cell>
          <table:table-cell office:value-type="float" office:value="0" calcext:value-type="float">
            <text:p>0</text:p>
          </table:table-cell>
          <table:table-cell table:formula="of:=[.K59]" office:value-type="float" office:value="0" calcext:value-type="float">
            <text:p>0</text:p>
          </table:table-cell>
          <table:table-cell table:formula="of:=[.L5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CONCATENATE(LEFT([.C60];1);LEFT([.D60];2);LEFT([.E60];3))" office:value-type="string" office:string-value="skuses" calcext:value-type="string">
            <text:p>skuse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sestroreczk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table:style-name="ce3" office:value-type="date" office:date-value="2021-09-23" calcext:value-type="date">
            <text:p>09/23/21</text:p>
          </table:table-cell>
          <table:table-cell office:value-type="float" office:value="1" calcext:value-type="float">
            <text:p>1</text:p>
          </table:table-cell>
          <table:table-cell table:formula="of:=[.K60]" office:value-type="float" office:value="1" calcext:value-type="float">
            <text:p>1</text:p>
          </table:table-cell>
          <table:table-cell table:formula="of:=[.L60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CONCATENATE(LEFT([.C61];1);LEFT([.D61];2);LEFT([.E61];3))" office:value-type="string" office:string-value="skusmo" calcext:value-type="string">
            <text:p>skusm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smolyachkow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date" office:date-value="2021-09-23" calcext:value-type="date">
            <text:p>09/23/21</text:p>
          </table:table-cell>
          <table:table-cell office:value-type="float" office:value="0" calcext:value-type="float">
            <text:p>0</text:p>
          </table:table-cell>
          <table:table-cell table:formula="of:=[.K61]" office:value-type="float" office:value="0" calcext:value-type="float">
            <text:p>0</text:p>
          </table:table-cell>
          <table:table-cell table:formula="of:=[.L6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CONCATENATE(LEFT([.C62];1);LEFT([.D62];2);LEFT([.E62];3))" office:value-type="string" office:string-value="skusol" calcext:value-type="string">
            <text:p>skus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solnechnoe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style-name="ce3" office:value-type="date" office:date-value="2021-09-23" calcext:value-type="date">
            <text:p>09/23/21</text:p>
          </table:table-cell>
          <table:table-cell office:value-type="float" office:value="1" calcext:value-type="float">
            <text:p>1</text:p>
          </table:table-cell>
          <table:table-cell table:formula="of:=[.K62]" office:value-type="float" office:value="1" calcext:value-type="float">
            <text:p>1</text:p>
          </table:table-cell>
          <table:table-cell table:formula="of:=[.L62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CONCATENATE(LEFT([.C63];1);LEFT([.D63];2);LEFT([.E63];3))" office:value-type="string" office:string-value="skuush" calcext:value-type="string">
            <text:p>skuush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ushkow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date" office:date-value="2021-09-23" calcext:value-type="date">
            <text:p>09/23/21</text:p>
          </table:table-cell>
          <table:table-cell office:value-type="float" office:value="0" calcext:value-type="float">
            <text:p>0</text:p>
          </table:table-cell>
          <table:table-cell table:formula="of:=[.K63]" office:value-type="float" office:value="0" calcext:value-type="float">
            <text:p>0</text:p>
          </table:table-cell>
          <table:table-cell table:formula="of:=[.L6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CONCATENATE(LEFT([.C64];1);LEFT([.D64];2);LEFT([.E64];3))" office:value-type="string" office:string-value="smogag" calcext:value-type="string">
            <text:p>smogag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gagarinskoe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389" calcext:value-type="float">
            <text:p>389</text:p>
          </table:table-cell>
          <table:table-cell office:value-type="float" office:value="386" calcext:value-type="float">
            <text:p>386</text:p>
          </table:table-cell>
          <table:table-cell table:style-name="ce3" office:value-type="date" office:date-value="2021-09-23" calcext:value-type="date">
            <text:p>09/23/21</text:p>
          </table:table-cell>
          <table:table-cell office:value-type="float" office:value="1" calcext:value-type="float">
            <text:p>1</text:p>
          </table:table-cell>
          <table:table-cell table:formula="of:=[.K64]" office:value-type="float" office:value="1" calcext:value-type="float">
            <text:p>1</text:p>
          </table:table-cell>
          <table:table-cell table:formula="of:=[.L64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CONCATENATE(LEFT([.C65];1);LEFT([.D65];2);LEFT([.E65];3))" office:value-type="string" office:string-value="smozwy" calcext:value-type="string">
            <text:p>smozwy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zwyozdnoe</text:p>
          </table:table-cell>
          <table:table-cell/>
          <table:table-cell office:value-type="float" office:value="1088" calcext:value-type="float">
            <text:p>1088</text:p>
          </table:table-cell>
          <table:table-cell office:value-type="float" office:value="1089" calcext:value-type="float">
            <text:p>1089</text:p>
          </table:table-cell>
          <table:table-cell office:value-type="float" office:value="1061" calcext:value-type="float">
            <text:p>1061</text:p>
          </table:table-cell>
          <table:table-cell table:style-name="ce3" office:value-type="date" office:date-value="2021-09-23" calcext:value-type="date">
            <text:p>09/23/21</text:p>
          </table:table-cell>
          <table:table-cell office:value-type="float" office:value="1" calcext:value-type="float">
            <text:p>1</text:p>
          </table:table-cell>
          <table:table-cell table:formula="of:=[.K65]" office:value-type="float" office:value="1" calcext:value-type="float">
            <text:p>1</text:p>
          </table:table-cell>
          <table:table-cell table:formula="of:=[.L65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formula="of:=CONCATENATE(LEFT([.C66];1);LEFT([.D66];2);LEFT([.E66];3))" office:value-type="string" office:string-value="smomos" calcext:value-type="string">
            <text:p>smomo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moskowskaja zastawa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66]" office:value-type="float" office:value="1" calcext:value-type="float">
            <text:p>1</text:p>
          </table:table-cell>
          <table:table-cell table:formula="of:=[.L66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formula="of:=CONCATENATE(LEFT([.C67];1);LEFT([.D67];2);LEFT([.E67];3))" office:value-type="string" office:string-value="smonow" calcext:value-type="string">
            <text:p>smono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nowoizmajlowskoe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7" calcext:value-type="float">
            <text:p>417</text:p>
          </table:table-cell>
          <table:table-cell office:value-type="float" office:value="404" calcext:value-type="float">
            <text:p>404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67]" office:value-type="float" office:value="1" calcext:value-type="float">
            <text:p>1</text:p>
          </table:table-cell>
          <table:table-cell table:formula="of:=[.L67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formula="of:=CONCATENATE(LEFT([.C68];1);LEFT([.D68];2);LEFT([.E68];3))" office:value-type="string" office:string-value="smopul" calcext:value-type="string">
            <text:p>smopu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pulkowskij meridian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473" calcext:value-type="float">
            <text:p>473</text:p>
          </table:table-cell>
          <table:table-cell office:value-type="float" office:value="470" calcext:value-type="float">
            <text:p>470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68]" office:value-type="float" office:value="1" calcext:value-type="float">
            <text:p>1</text:p>
          </table:table-cell>
          <table:table-cell table:formula="of:=[.L68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formula="of:=CONCATENATE(LEFT([.C69];1);LEFT([.D69];2);LEFT([.E69];3))" office:value-type="string" office:string-value="snen54" calcext:value-type="string">
            <text:p>snen54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n54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05" calcext:value-type="float">
            <text:p>305</text:p>
          </table:table-cell>
          <table:table-cell office:value-type="float" office:value="275" calcext:value-type="float">
            <text:p>275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69]" office:value-type="float" office:value="1" calcext:value-type="float">
            <text:p>1</text:p>
          </table:table-cell>
          <table:table-cell table:formula="of:=[.L6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formula="of:=CONCATENATE(LEFT([.C70];1);LEFT([.D70];2);LEFT([.E70];3))" office:value-type="string" office:string-value="sneiwa" calcext:value-type="string">
            <text:p>sneiw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iwanowskij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float" office:value="111" calcext:value-type="float">
            <text:p>111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70]" office:value-type="float" office:value="1" calcext:value-type="float">
            <text:p>1</text:p>
          </table:table-cell>
          <table:table-cell table:formula="of:=[.L70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formula="of:=CONCATENATE(LEFT([.C71];1);LEFT([.D71];2);LEFT([.E71];3))" office:value-type="string" office:string-value="snenar" calcext:value-type="string">
            <text:p>snena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narodnyj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557" calcext:value-type="float">
            <text:p>557</text:p>
          </table:table-cell>
          <table:table-cell office:value-type="float" office:value="545" calcext:value-type="float">
            <text:p>545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71]" office:value-type="float" office:value="1" calcext:value-type="float">
            <text:p>1</text:p>
          </table:table-cell>
          <table:table-cell table:formula="of:=[.L71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formula="of:=CONCATENATE(LEFT([.C72];1);LEFT([.D72];2);LEFT([.E72];3))" office:value-type="string" office:string-value="snenew" calcext:value-type="string">
            <text:p>snene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newskaya zastawa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3" calcext:value-type="float">
            <text:p>183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72]" office:value-type="float" office:value="1" calcext:value-type="float">
            <text:p>1</text:p>
          </table:table-cell>
          <table:table-cell table:formula="of:=[.L72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formula="of:=CONCATENATE(LEFT([.C73];1);LEFT([.D73];2);LEFT([.E73];3))" office:value-type="string" office:string-value="snenev" calcext:value-type="string">
            <text:p>snenev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nevskij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305" calcext:value-type="float">
            <text:p>305</text:p>
          </table:table-cell>
          <table:table-cell office:value-type="float" office:value="301" calcext:value-type="float">
            <text:p>301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73]" office:value-type="float" office:value="1" calcext:value-type="float">
            <text:p>1</text:p>
          </table:table-cell>
          <table:table-cell table:formula="of:=[.L73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formula="of:=CONCATENATE(LEFT([.C74];1);LEFT([.D74];2);LEFT([.E74];3))" office:value-type="string" office:string-value="sneobu" calcext:value-type="string">
            <text:p>sneobu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obuxowskij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74]" office:value-type="float" office:value="1" calcext:value-type="float">
            <text:p>1</text:p>
          </table:table-cell>
          <table:table-cell table:formula="of:=[.L74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formula="of:=CONCATENATE(LEFT([.C75];1);LEFT([.D75];2);LEFT([.E75];3))" office:value-type="string" office:string-value="sneokk" calcext:value-type="string">
            <text:p>sneokk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okkerwilq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75]" office:value-type="float" office:value="1" calcext:value-type="float">
            <text:p>1</text:p>
          </table:table-cell>
          <table:table-cell table:formula="of:=[.L75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formula="of:=CONCATENATE(LEFT([.C76];1);LEFT([.D76];2);LEFT([.E76];3))" office:value-type="string" office:string-value="snepra" calcext:value-type="string">
            <text:p>snepr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prawoberezhnyj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76]" office:value-type="float" office:value="1" calcext:value-type="float">
            <text:p>1</text:p>
          </table:table-cell>
          <table:table-cell table:formula="of:=[.L76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formula="of:=CONCATENATE(LEFT([.C77];1);LEFT([.D77];2);LEFT([.E77];3))" office:value-type="string" office:string-value="sneryb" calcext:value-type="string">
            <text:p>sneryb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rybaczkoe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417" calcext:value-type="float">
            <text:p>417</text:p>
          </table:table-cell>
          <table:table-cell office:value-type="float" office:value="411" calcext:value-type="float">
            <text:p>411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77]" office:value-type="float" office:value="1" calcext:value-type="float">
            <text:p>1</text:p>
          </table:table-cell>
          <table:table-cell table:formula="of:=[.L77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formula="of:=CONCATENATE(LEFT([.C78];1);LEFT([.D78];2);LEFT([.E78];3))" office:value-type="string" office:string-value="speapt" calcext:value-type="string">
            <text:p>speap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aptekarskij ostrow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2" office:value-type="float" office:value="193" calcext:value-type="float">
            <text:p>193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78]" office:value-type="float" office:value="1" calcext:value-type="float">
            <text:p>1</text:p>
          </table:table-cell>
          <table:table-cell table:formula="of:=[.L78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formula="of:=CONCATENATE(LEFT([.C79];1);LEFT([.D79];2);LEFT([.E79];3))" office:value-type="string" office:string-value="spewwe" calcext:value-type="string">
            <text:p>spewwe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wwedenskij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79]" office:value-type="float" office:value="1" calcext:value-type="float">
            <text:p>1</text:p>
          </table:table-cell>
          <table:table-cell table:formula="of:=[.L7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formula="of:=CONCATENATE(LEFT([.C80];1);LEFT([.D80];2);LEFT([.E80];3))" office:value-type="string" office:string-value="spekro" calcext:value-type="string">
            <text:p>spekr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kronwerkskoe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80]" office:value-type="float" office:value="1" calcext:value-type="float">
            <text:p>1</text:p>
          </table:table-cell>
          <table:table-cell table:formula="of:=[.L80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formula="of:=CONCATENATE(LEFT([.C81];1);LEFT([.D81];2);LEFT([.E81];3))" office:value-type="string" office:string-value="spepet" calcext:value-type="string">
            <text:p>spepe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petrowskij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361" calcext:value-type="float">
            <text:p>361</text:p>
          </table:table-cell>
          <table:table-cell office:value-type="float" office:value="358" calcext:value-type="float">
            <text:p>358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81]" office:value-type="float" office:value="1" calcext:value-type="float">
            <text:p>1</text:p>
          </table:table-cell>
          <table:table-cell table:formula="of:=[.L81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formula="of:=CONCATENATE(LEFT([.C82];1);LEFT([.D82];2);LEFT([.E82];3))" office:value-type="string" office:string-value="spepos" calcext:value-type="string">
            <text:p>spepo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posadskij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82]" office:value-type="float" office:value="1" calcext:value-type="float">
            <text:p>1</text:p>
          </table:table-cell>
          <table:table-cell table:formula="of:=[.L82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formula="of:=CONCATENATE(LEFT([.C83];1);LEFT([.D83];2);LEFT([.E83];3))" office:value-type="string" office:string-value="spechk" calcext:value-type="string">
            <text:p>spechk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chkalowskoe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445" calcext:value-type="float">
            <text:p>445</text:p>
          </table:table-cell>
          <table:table-cell office:value-type="float" office:value="435" calcext:value-type="float">
            <text:p>435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83]" office:value-type="float" office:value="1" calcext:value-type="float">
            <text:p>1</text:p>
          </table:table-cell>
          <table:table-cell table:formula="of:=[.L83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formula="of:=CONCATENATE(LEFT([.C84];1);LEFT([.D84];2);LEFT([.E84];3))" office:value-type="string" office:string-value="spelom" calcext:value-type="string">
            <text:p>spelo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dworczowyj</text:p>
          </table:table-cell>
          <table:table-cell office:value-type="string" calcext:value-type="string">
            <text:p>lomonosow</text:p>
          </table:table-cell>
          <table:table-cell/>
          <table:table-cell table:number-columns-repeated="2"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84]" office:value-type="float" office:value="1" calcext:value-type="float">
            <text:p>1</text:p>
          </table:table-cell>
          <table:table-cell table:formula="of:=[.L84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formula="of:=CONCATENATE(LEFT([.C85];1);LEFT([.D85];2);LEFT([.E85];3))" office:value-type="string" office:string-value="spepe2" calcext:value-type="string">
            <text:p>spepe2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dworczowyj</text:p>
          </table:table-cell>
          <table:table-cell office:value-type="string" calcext:value-type="string">
            <text:p>pe2tergof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85]" office:value-type="float" office:value="1" calcext:value-type="float">
            <text:p>1</text:p>
          </table:table-cell>
          <table:table-cell table:formula="of:=[.L85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formula="of:=CONCATENATE(LEFT([.C86];1);LEFT([.D86];2);LEFT([.E86];3))" office:value-type="string" office:string-value="spestr" calcext:value-type="string">
            <text:p>spest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dworczowyj</text:p>
          </table:table-cell>
          <table:table-cell office:value-type="string" calcext:value-type="string">
            <text:p>strelqna</text:p>
          </table:table-cell>
          <table:table-cell/>
          <table:table-cell table:number-columns-repeated="2"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86]" office:value-type="float" office:value="1" calcext:value-type="float">
            <text:p>1</text:p>
          </table:table-cell>
          <table:table-cell table:formula="of:=[.L86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formula="of:=CONCATENATE(LEFT([.C87];1);LEFT([.D87];2);LEFT([.E87];3))" office:value-type="string" office:string-value="sprn65" calcext:value-type="string">
            <text:p>sprn65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n65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51" calcext:value-type="float">
            <text:p>851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87]" office:value-type="float" office:value="1" calcext:value-type="float">
            <text:p>1</text:p>
          </table:table-cell>
          <table:table-cell table:formula="of:=[.L87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formula="of:=CONCATENATE(LEFT([.C88];1);LEFT([.D88];2);LEFT([.E88];3))" office:value-type="string" office:string-value="sprkol" calcext:value-type="string">
            <text:p>sprk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kolomyagi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061" calcext:value-type="float">
            <text:p>1061</text:p>
          </table:table-cell>
          <table:table-cell office:value-type="float" office:value="1026" calcext:value-type="float">
            <text:p>1026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88]" office:value-type="float" office:value="1" calcext:value-type="float">
            <text:p>1</text:p>
          </table:table-cell>
          <table:table-cell table:formula="of:=[.L88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formula="of:=CONCATENATE(LEFT([.C89];1);LEFT([.D89];2);LEFT([.E89];3))" office:value-type="string" office:string-value="sprkom" calcext:value-type="string">
            <text:p>sprko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komendantskij aehrodrom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89]" office:value-type="float" office:value="1" calcext:value-type="float">
            <text:p>1</text:p>
          </table:table-cell>
          <table:table-cell table:formula="of:=[.L8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formula="of:=CONCATENATE(LEFT([.C90];1);LEFT([.D90];2);LEFT([.E90];3))" office:value-type="string" office:string-value="sprlax" calcext:value-type="string">
            <text:p>sprlax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laxta-olqgino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90]" office:value-type="float" office:value="1" calcext:value-type="float">
            <text:p>1</text:p>
          </table:table-cell>
          <table:table-cell table:formula="of:=[.L90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formula="of:=CONCATENATE(LEFT([.C91];1);LEFT([.D91];2);LEFT([.E91];3))" office:value-type="string" office:string-value="sproze" calcext:value-type="string">
            <text:p>sproze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ozero dolgoe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91]" office:value-type="float" office:value="1" calcext:value-type="float">
            <text:p>1</text:p>
          </table:table-cell>
          <table:table-cell table:formula="of:=[.L91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formula="of:=CONCATENATE(LEFT([.C92];1);LEFT([.D92];2);LEFT([.E92];3))" office:value-type="string" office:string-value="sprchy" calcext:value-type="string">
            <text:p>sprchy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chyornaya rechka</text:p>
          </table:table-cell>
          <table:table-cell/>
          <table:table-cell office:value-type="float" office:value="438" calcext:value-type="float">
            <text:p>438</text:p>
          </table:table-cell>
          <table:table-cell table:number-columns-repeated="2" office:value-type="float" office:value="445" calcext:value-type="float">
            <text:p>445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92]" office:value-type="float" office:value="1" calcext:value-type="float">
            <text:p>1</text:p>
          </table:table-cell>
          <table:table-cell table:formula="of:=[.L92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formula="of:=CONCATENATE(LEFT([.C93];1);LEFT([.D93];2);LEFT([.E93];3))" office:value-type="string" office:string-value="spryun" calcext:value-type="string">
            <text:p>spryu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yuntolowo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815" calcext:value-type="float">
            <text:p>815</text:p>
          </table:table-cell>
          <table:table-cell office:value-type="float" office:value="806" calcext:value-type="float">
            <text:p>806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93]" office:value-type="float" office:value="1" calcext:value-type="float">
            <text:p>1</text:p>
          </table:table-cell>
          <table:table-cell table:formula="of:=[.L93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formula="of:=CONCATENATE(LEFT([.C94];1);LEFT([.D94];2);LEFT([.E94];3))" office:value-type="string" office:string-value="sprlis" calcext:value-type="string">
            <text:p>sprli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lisij nos</text:p>
          </table:table-cell>
          <table:table-cell/>
          <table:table-cell table:number-columns-repeated="3" office:value-type="float" office:value="11" calcext:value-type="float">
            <text:p>11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94]" office:value-type="float" office:value="1" calcext:value-type="float">
            <text:p>1</text:p>
          </table:table-cell>
          <table:table-cell table:formula="of:=[.L94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formula="of:=CONCATENATE(LEFT([.C95];1);LEFT([.D95];2);LEFT([.E95];3))" office:value-type="string" office:string-value="spuale" calcext:value-type="string">
            <text:p>spuale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aleksandrowskay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0" calcext:value-type="float">
            <text:p>0</text:p>
          </table:table-cell>
          <table:table-cell table:formula="of:=[.K95]" office:value-type="float" office:value="0" calcext:value-type="float">
            <text:p>0</text:p>
          </table:table-cell>
          <table:table-cell table:formula="of:=[.L9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formula="of:=CONCATENATE(LEFT([.C96];1);LEFT([.D96];2);LEFT([.E96];3))" office:value-type="string" office:string-value="spupaw" calcext:value-type="string">
            <text:p>spupa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pawlowsk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96]" office:value-type="float" office:value="1" calcext:value-type="float">
            <text:p>1</text:p>
          </table:table-cell>
          <table:table-cell table:formula="of:=[.L96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formula="of:=CONCATENATE(LEFT([.C97];1);LEFT([.D97];2);LEFT([.E97];3))" office:value-type="string" office:string-value="spupus" calcext:value-type="string">
            <text:p>spupu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pushkin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445" calcext:value-type="float">
            <text:p>445</text:p>
          </table:table-cell>
          <table:table-cell office:value-type="float" office:value="437" calcext:value-type="float">
            <text:p>437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97]" office:value-type="float" office:value="1" calcext:value-type="float">
            <text:p>1</text:p>
          </table:table-cell>
          <table:table-cell table:formula="of:=[.L97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formula="of:=CONCATENATE(LEFT([.C98];1);LEFT([.D98];2);LEFT([.E98];3))" office:value-type="string" office:string-value="sputya" calcext:value-type="string">
            <text:p>sputy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tyarlew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98]" office:value-type="float" office:value="1" calcext:value-type="float">
            <text:p>1</text:p>
          </table:table-cell>
          <table:table-cell table:formula="of:=[.L98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formula="of:=CONCATENATE(LEFT([.C99];1);LEFT([.D99];2);LEFT([.E99];3))" office:value-type="string" office:string-value="spushu" calcext:value-type="string">
            <text:p>spushu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shushary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865" calcext:value-type="float">
            <text:p>865</text:p>
          </table:table-cell>
          <table:table-cell office:value-type="float" office:value="846" calcext:value-type="float">
            <text:p>846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99]" office:value-type="float" office:value="1" calcext:value-type="float">
            <text:p>1</text:p>
          </table:table-cell>
          <table:table-cell table:formula="of:=[.L9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formula="of:=CONCATENATE(LEFT([.C100];1);LEFT([.D100];2);LEFT([.E100];3))" office:value-type="string" office:string-value="sfrn72" calcext:value-type="string">
            <text:p>sfrn72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n7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100]" office:value-type="float" office:value="1" calcext:value-type="float">
            <text:p>1</text:p>
          </table:table-cell>
          <table:table-cell table:formula="of:=[.L100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formula="of:=CONCATENATE(LEFT([.C101];1);LEFT([.D101];2);LEFT([.E101];3))" office:value-type="string" office:string-value="sfrn75" calcext:value-type="string">
            <text:p>sfrn75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n7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3" calcext:value-type="float">
            <text:p>183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101]" office:value-type="float" office:value="1" calcext:value-type="float">
            <text:p>1</text:p>
          </table:table-cell>
          <table:table-cell table:formula="of:=[.L101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table:formula="of:=CONCATENATE(LEFT([.C102];1);LEFT([.D102];2);LEFT([.E102];3))" office:value-type="string" office:string-value="sfrbal" calcext:value-type="string">
            <text:p>sfrba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balkanskij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102]" office:value-type="float" office:value="1" calcext:value-type="float">
            <text:p>1</text:p>
          </table:table-cell>
          <table:table-cell table:formula="of:=[.L102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table:formula="of:=CONCATENATE(LEFT([.C103];1);LEFT([.D103];2);LEFT([.E103];3))" office:value-type="string" office:string-value="sfrwol" calcext:value-type="string">
            <text:p>sfrw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wolkowskoe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0" calcext:value-type="float">
            <text:p>360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103]" office:value-type="float" office:value="1" calcext:value-type="float">
            <text:p>1</text:p>
          </table:table-cell>
          <table:table-cell table:formula="of:=[.L103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table:formula="of:=CONCATENATE(LEFT([.C104];1);LEFT([.D104];2);LEFT([.E104];3))" office:value-type="string" office:string-value="sfrgeo" calcext:value-type="string">
            <text:p>sfrge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georgiewskij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2" office:value-type="float" office:value="277" calcext:value-type="float">
            <text:p>277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104]" office:value-type="float" office:value="1" calcext:value-type="float">
            <text:p>1</text:p>
          </table:table-cell>
          <table:table-cell table:formula="of:=[.L104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table:formula="of:=CONCATENATE(LEFT([.C105];1);LEFT([.D105];2);LEFT([.E105];3))" office:value-type="string" office:string-value="sfrkup" calcext:value-type="string">
            <text:p>sfrkup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kupchino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2" office:value-type="float" office:value="142" calcext:value-type="float">
            <text:p>142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105]" office:value-type="float" office:value="1" calcext:value-type="float">
            <text:p>1</text:p>
          </table:table-cell>
          <table:table-cell table:formula="of:=[.L105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table:formula="of:=CONCATENATE(LEFT([.C106];1);LEFT([.D106];2);LEFT([.E106];3))" office:value-type="string" office:string-value="sczn78" calcext:value-type="string">
            <text:p>sczn78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n7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106]" office:value-type="float" office:value="1" calcext:value-type="float">
            <text:p>1</text:p>
          </table:table-cell>
          <table:table-cell table:formula="of:=[.L106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table:formula="of:=CONCATENATE(LEFT([.C107];1);LEFT([.D107];2);LEFT([.E107];3))" office:value-type="string" office:string-value="sczwla" calcext:value-type="string">
            <text:p>sczwl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wladimirskij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473" calcext:value-type="float">
            <text:p>473</text:p>
          </table:table-cell>
          <table:table-cell office:value-type="float" office:value="464" calcext:value-type="float">
            <text:p>464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107]" office:value-type="float" office:value="1" calcext:value-type="float">
            <text:p>1</text:p>
          </table:table-cell>
          <table:table-cell table:formula="of:=[.L107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table:formula="of:=CONCATENATE(LEFT([.C108];1);LEFT([.D108];2);LEFT([.E108];3))" office:value-type="string" office:string-value="sczdwo" calcext:value-type="string">
            <text:p>sczdw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dworczowyj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2" office:value-type="float" office:value="141" calcext:value-type="float">
            <text:p>141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108]" office:value-type="float" office:value="1" calcext:value-type="float">
            <text:p>1</text:p>
          </table:table-cell>
          <table:table-cell table:formula="of:=[.L108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table:formula="of:=CONCATENATE(LEFT([.C109];1);LEFT([.D109];2);LEFT([.E109];3))" office:value-type="string" office:string-value="sczlig" calcext:value-type="string">
            <text:p>sczlig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ligowka-yamskaya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109]" office:value-type="float" office:value="1" calcext:value-type="float">
            <text:p>1</text:p>
          </table:table-cell>
          <table:table-cell table:formula="of:=[.L10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table:formula="of:=CONCATENATE(LEFT([.C110];1);LEFT([.D110];2);LEFT([.E110];3))" office:value-type="string" office:string-value="sczlit" calcext:value-type="string">
            <text:p>sczli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litejnyj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110]" office:value-type="float" office:value="1" calcext:value-type="float">
            <text:p>1</text:p>
          </table:table-cell>
          <table:table-cell table:formula="of:=[.L110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table:formula="of:=CONCATENATE(LEFT([.C111];1);LEFT([.D111];2);LEFT([.E111];3))" office:value-type="string" office:string-value="sczsmo" calcext:value-type="string">
            <text:p>sczsm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smolqninskoe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641" calcext:value-type="float">
            <text:p>641</text:p>
          </table:table-cell>
          <table:table-cell office:value-type="float" office:value="632" calcext:value-type="float">
            <text:p>632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111]" office:value-type="float" office:value="1" calcext:value-type="float">
            <text:p>1</text:p>
          </table:table-cell>
          <table:table-cell table:formula="of:=[.L111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table:formula="of:=CONCATENATE(LEFT([.C112];1);LEFT([.D112];2);LEFT([.E112];3))" office:value-type="string" office:string-value="lwyros" calcext:value-type="string">
            <text:p>lwyros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roshhino - perwomajskoe</text:p>
          </table:table-cell>
          <table:table-cell/>
          <table:table-cell table:number-columns-repeated="3" office:value-type="float" office:value="68" calcext:value-type="float">
            <text:p>68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112]" office:value-type="float" office:value="1" calcext:value-type="float">
            <text:p>1</text:p>
          </table:table-cell>
          <table:table-cell table:formula="of:=[.L112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table:formula="of:=CONCATENATE(LEFT([.C113];1);LEFT([.D113];2);LEFT([.E113];3))" office:value-type="string" office:string-value="lwsser" calcext:value-type="string">
            <text:p>lwsse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sertolowo — chyornaya rechka</text:p>
          </table:table-cell>
          <table:table-cell/>
          <table:table-cell table:number-columns-repeated="3" office:value-type="float" office:value="203" calcext:value-type="float">
            <text:p>203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113]" office:value-type="float" office:value="1" calcext:value-type="float">
            <text:p>1</text:p>
          </table:table-cell>
          <table:table-cell table:formula="of:=[.L113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table:formula="of:=CONCATENATE(LEFT([.C114];1);LEFT([.D114];2);LEFT([.E114];3))" office:value-type="string" office:string-value="lwsyuk" calcext:value-type="string">
            <text:p>lwsyuk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yukki - luppolowo</text:p>
          </table:table-cell>
          <table:table-cell/>
          <table:table-cell table:number-columns-repeated="3" office:value-type="float" office:value="20" calcext:value-type="float">
            <text:p>20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114]" office:value-type="float" office:value="1" calcext:value-type="float">
            <text:p>1</text:p>
          </table:table-cell>
          <table:table-cell table:formula="of:=[.L114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table:formula="of:=CONCATENATE(LEFT([.C115];1);LEFT([.D115];2);LEFT([.E115];3))" office:value-type="string" office:string-value="lwsste" calcext:value-type="string">
            <text:p>lwsste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steklyannyj — oselqki — garbolowo</text:p>
          </table:table-cell>
          <table:table-cell/>
          <table:table-cell table:number-columns-repeated="3" office:value-type="float" office:value="44" calcext:value-type="float">
            <text:p>44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115]" office:value-type="float" office:value="1" calcext:value-type="float">
            <text:p>1</text:p>
          </table:table-cell>
          <table:table-cell table:formula="of:=[.L115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table:formula="of:=CONCATENATE(LEFT([.C116];1);LEFT([.D116];2);LEFT([.E116];3))" office:value-type="string" office:string-value="lwsaga" calcext:value-type="string">
            <text:p>lwsaga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agalatowo - skotnoe</text:p>
          </table:table-cell>
          <table:table-cell/>
          <table:table-cell table:number-columns-repeated="3" office:value-type="float" office:value="66" calcext:value-type="float">
            <text:p>66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116]" office:value-type="float" office:value="1" calcext:value-type="float">
            <text:p>1</text:p>
          </table:table-cell>
          <table:table-cell table:formula="of:=[.L116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table:formula="of:=CONCATENATE(LEFT([.C117];1);LEFT([.D117];2);LEFT([.E117];3))" office:value-type="string" office:string-value="lwstok" calcext:value-type="string">
            <text:p>lwstok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toksowo — kuzqmolowo — ehnkolowo</text:p>
          </table:table-cell>
          <table:table-cell/>
          <table:table-cell table:number-columns-repeated="3" office:value-type="float" office:value="118" calcext:value-type="float">
            <text:p>118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117]" office:value-type="float" office:value="1" calcext:value-type="float">
            <text:p>1</text:p>
          </table:table-cell>
          <table:table-cell table:formula="of:=[.L117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table:formula="of:=CONCATENATE(LEFT([.C118];1);LEFT([.D118];2);LEFT([.E118];3))" office:value-type="string" office:string-value="lwsbug" calcext:value-type="string">
            <text:p>lwsbug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bugry</text:p>
          </table:table-cell>
          <table:table-cell/>
          <table:table-cell table:number-columns-repeated="3" office:value-type="float" office:value="166" calcext:value-type="float">
            <text:p>166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118]" office:value-type="float" office:value="1" calcext:value-type="float">
            <text:p>1</text:p>
          </table:table-cell>
          <table:table-cell table:formula="of:=[.L118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table:formula="of:=CONCATENATE(LEFT([.C119];1);LEFT([.D119];2);LEFT([.E119];3))" office:value-type="string" office:string-value="lwszap" calcext:value-type="string">
            <text:p>lwszap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zapadnoe murino</text:p>
          </table:table-cell>
          <table:table-cell/>
          <table:table-cell table:number-columns-repeated="3" office:value-type="float" office:value="1299" calcext:value-type="float">
            <text:p>1299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119]" office:value-type="float" office:value="1" calcext:value-type="float">
            <text:p>1</text:p>
          </table:table-cell>
          <table:table-cell table:formula="of:=[.L11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table:formula="of:=CONCATENATE(LEFT([.C120];1);LEFT([.D120];2);LEFT([.E120];3))" office:value-type="string" office:string-value="lwsdew" calcext:value-type="string">
            <text:p>lwsdew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dewyatkino</text:p>
          </table:table-cell>
          <table:table-cell/>
          <table:table-cell table:number-columns-repeated="3" office:value-type="float" office:value="575" calcext:value-type="float">
            <text:p>575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120]" office:value-type="float" office:value="1" calcext:value-type="float">
            <text:p>1</text:p>
          </table:table-cell>
          <table:table-cell table:formula="of:=[.L120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table:formula="of:=CONCATENATE(LEFT([.C121];1);LEFT([.D121];2);LEFT([.E121];3))" office:value-type="string" office:string-value="lwswos" calcext:value-type="string">
            <text:p>lwswos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wostochnoe murino</text:p>
          </table:table-cell>
          <table:table-cell/>
          <table:table-cell table:number-columns-repeated="3" office:value-type="float" office:value="208" calcext:value-type="float">
            <text:p>208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121]" office:value-type="float" office:value="1" calcext:value-type="float">
            <text:p>1</text:p>
          </table:table-cell>
          <table:table-cell table:formula="of:=[.L121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table:formula="of:=CONCATENATE(LEFT([.C122];1);LEFT([.D122];2);LEFT([.E122];3))" office:value-type="string" office:string-value="lwswse" calcext:value-type="string">
            <text:p>lwswse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wsewolozhsk — berngardowka</text:p>
          </table:table-cell>
          <table:table-cell/>
          <table:table-cell table:number-columns-repeated="3" office:value-type="float" office:value="255" calcext:value-type="float">
            <text:p>255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122]" office:value-type="float" office:value="1" calcext:value-type="float">
            <text:p>1</text:p>
          </table:table-cell>
          <table:table-cell table:formula="of:=[.L122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table:formula="of:=CONCATENATE(LEFT([.C123];1);LEFT([.D123];2);LEFT([.E123];3))" office:value-type="string" office:string-value="lwsrom" calcext:value-type="string">
            <text:p>lwsrom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romanowka - shheglowo</text:p>
          </table:table-cell>
          <table:table-cell/>
          <table:table-cell table:number-columns-repeated="3" office:value-type="float" office:value="69" calcext:value-type="float">
            <text:p>69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123]" office:value-type="float" office:value="1" calcext:value-type="float">
            <text:p>1</text:p>
          </table:table-cell>
          <table:table-cell table:formula="of:=[.L123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table:formula="of:=CONCATENATE(LEFT([.C124];1);LEFT([.D124];2);LEFT([.E124];3))" office:value-type="string" office:string-value="lwsugl" calcext:value-type="string">
            <text:p>lwsug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uglowo - raxqya</text:p>
          </table:table-cell>
          <table:table-cell/>
          <table:table-cell table:number-columns-repeated="3" office:value-type="float" office:value="9" calcext:value-type="float">
            <text:p>9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124]" office:value-type="float" office:value="1" calcext:value-type="float">
            <text:p>1</text:p>
          </table:table-cell>
          <table:table-cell table:formula="of:=[.L124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table:formula="of:=CONCATENATE(LEFT([.C125];1);LEFT([.D125];2);LEFT([.E125];3))" office:value-type="string" office:string-value="lwsbor" calcext:value-type="string">
            <text:p>lwsbo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borisowa griwa - waganowo</text:p>
          </table:table-cell>
          <table:table-cell/>
          <table:table-cell table:number-columns-repeated="3" office:value-type="float" office:value="9" calcext:value-type="float">
            <text:p>9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125]" office:value-type="float" office:value="1" calcext:value-type="float">
            <text:p>1</text:p>
          </table:table-cell>
          <table:table-cell table:formula="of:=[.L125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table:formula="of:=CONCATENATE(LEFT([.C126];1);LEFT([.D126];2);LEFT([.E126];3))" office:value-type="string" office:string-value="lwsmor" calcext:value-type="string">
            <text:p>lwsmo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morozowa posyolok</text:p>
          </table:table-cell>
          <table:table-cell/>
          <table:table-cell table:number-columns-repeated="3" office:value-type="float" office:value="11" calcext:value-type="float">
            <text:p>11</text:p>
          </table:table-cell>
          <table:table-cell table:style-name="ce3" office:value-type="date" office:date-value="2021-09-24" calcext:value-type="date">
            <text:p>09/24/21</text:p>
          </table:table-cell>
          <table:table-cell office:value-type="float" office:value="1" calcext:value-type="float">
            <text:p>1</text:p>
          </table:table-cell>
          <table:table-cell table:formula="of:=[.K126]" office:value-type="float" office:value="1" calcext:value-type="float">
            <text:p>1</text:p>
          </table:table-cell>
          <table:table-cell table:formula="of:=[.L126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table:formula="of:=CONCATENATE(LEFT([.C127];1);LEFT([.D127];2);LEFT([.E127];3))" office:value-type="string" office:string-value="lwsyan" calcext:value-type="string">
            <text:p>lwsyan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yanino-1</text:p>
          </table:table-cell>
          <table:table-cell/>
          <table:table-cell table:number-columns-repeated="3" office:value-type="float" office:value="199" calcext:value-type="float">
            <text:p>199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27]" office:value-type="float" office:value="1" calcext:value-type="float">
            <text:p>1</text:p>
          </table:table-cell>
          <table:table-cell table:formula="of:=[.L127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table:formula="of:=CONCATENATE(LEFT([.C128];1);LEFT([.D128];2);LEFT([.E128];3))" office:value-type="string" office:string-value="lwskol" calcext:value-type="string">
            <text:p>lwsko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koltushi — aro — yanino-2</text:p>
          </table:table-cell>
          <table:table-cell/>
          <table:table-cell table:number-columns-repeated="3" office:value-type="float" office:value="125" calcext:value-type="float">
            <text:p>125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28]" office:value-type="float" office:value="1" calcext:value-type="float">
            <text:p>1</text:p>
          </table:table-cell>
          <table:table-cell table:formula="of:=[.L128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table:formula="of:=CONCATENATE(LEFT([.C129];1);LEFT([.D129];2);LEFT([.E129];3))" office:value-type="string" office:string-value="lwskal" calcext:value-type="string">
            <text:p>lwska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kalqtino</text:p>
          </table:table-cell>
          <table:table-cell/>
          <table:table-cell table:number-columns-repeated="3" office:value-type="float" office:value="149" calcext:value-type="float">
            <text:p>149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29]" office:value-type="float" office:value="1" calcext:value-type="float">
            <text:p>1</text:p>
          </table:table-cell>
          <table:table-cell table:formula="of:=[.L12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table:formula="of:=CONCATENATE(LEFT([.C130];1);LEFT([.D130];2);LEFT([.E130];3))" office:value-type="string" office:string-value="lwswoe" calcext:value-type="string">
            <text:p>lwswoe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woejkowo - kirpolqe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30]" office:value-type="float" office:value="1" calcext:value-type="float">
            <text:p>1</text:p>
          </table:table-cell>
          <table:table-cell table:formula="of:=[.L130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table:formula="of:=CONCATENATE(LEFT([.C131];1);LEFT([.D131];2);LEFT([.E131];3))" office:value-type="string" office:string-value="lwsraz" calcext:value-type="string">
            <text:p>lwsraz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razmetelewo - xapo-oe</text:p>
          </table:table-cell>
          <table:table-cell/>
          <table:table-cell table:number-columns-repeated="3" office:value-type="float" office:value="22" calcext:value-type="float">
            <text:p>22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31]" office:value-type="float" office:value="1" calcext:value-type="float">
            <text:p>1</text:p>
          </table:table-cell>
          <table:table-cell table:formula="of:=[.L131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table:formula="of:=CONCATENATE(LEFT([.C132];1);LEFT([.D132];2);LEFT([.E132];3))" office:value-type="string" office:string-value="lwszan" calcext:value-type="string">
            <text:p>lwszan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zanewka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32]" office:value-type="float" office:value="1" calcext:value-type="float">
            <text:p>1</text:p>
          </table:table-cell>
          <table:table-cell table:formula="of:=[.L132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table:formula="of:=CONCATENATE(LEFT([.C133];1);LEFT([.D133];2);LEFT([.E133];3))" office:value-type="string" office:string-value="lwssew" calcext:value-type="string">
            <text:p>lwssew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sewernoe kudrowo</text:p>
          </table:table-cell>
          <table:table-cell/>
          <table:table-cell table:number-columns-repeated="3" office:value-type="float" office:value="221" calcext:value-type="float">
            <text:p>221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33]" office:value-type="float" office:value="1" calcext:value-type="float">
            <text:p>1</text:p>
          </table:table-cell>
          <table:table-cell table:formula="of:=[.L133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table:formula="of:=CONCATENATE(LEFT([.C134];1);LEFT([.D134];2);LEFT([.E134];3))" office:value-type="string" office:string-value="lwsyuz" calcext:value-type="string">
            <text:p>lwsyuz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yuzhnoe kudrowo</text:p>
          </table:table-cell>
          <table:table-cell/>
          <table:table-cell table:number-columns-repeated="3" office:value-type="float" office:value="709" calcext:value-type="float">
            <text:p>709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34]" office:value-type="float" office:value="1" calcext:value-type="float">
            <text:p>1</text:p>
          </table:table-cell>
          <table:table-cell table:formula="of:=[.L134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table:formula="of:=CONCATENATE(LEFT([.C135];1);LEFT([.D135];2);LEFT([.E135];3))" office:value-type="string" office:string-value="lwsdub" calcext:value-type="string">
            <text:p>lwsdub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dubrowka</text:p>
          </table:table-cell>
          <table:table-cell/>
          <table:table-cell table:number-columns-repeated="3" office:value-type="float" office:value="37" calcext:value-type="float">
            <text:p>37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35]" office:value-type="float" office:value="1" calcext:value-type="float">
            <text:p>1</text:p>
          </table:table-cell>
          <table:table-cell table:formula="of:=[.L135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table:formula="of:=CONCATENATE(LEFT([.C136];1);LEFT([.D136];2);LEFT([.E136];3))" office:value-type="string" office:string-value="lwsnow" calcext:value-type="string">
            <text:p>lwsnow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nowosaratowka — parklesxoz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36]" office:value-type="float" office:value="1" calcext:value-type="float">
            <text:p>1</text:p>
          </table:table-cell>
          <table:table-cell table:formula="of:=[.L136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table:formula="of:=CONCATENATE(LEFT([.C137];1);LEFT([.D137];2);LEFT([.E137];3))" office:value-type="string" office:string-value="lwsswe" calcext:value-type="string">
            <text:p>lwsswe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swerdlowa posyolok</text:p>
          </table:table-cell>
          <table:table-cell/>
          <table:table-cell table:number-columns-repeated="3" office:value-type="float" office:value="97" calcext:value-type="float">
            <text:p>97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37]" office:value-type="float" office:value="1" calcext:value-type="float">
            <text:p>1</text:p>
          </table:table-cell>
          <table:table-cell table:formula="of:=[.L137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table:formula="of:=CONCATENATE(LEFT([.C138];1);LEFT([.D138];2);LEFT([.E138];3))" office:value-type="string" office:string-value="lwsnov" calcext:value-type="string">
            <text:p>lwsnov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novosergiewk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0" calcext:value-type="float">
            <text:p>0</text:p>
          </table:table-cell>
          <table:table-cell table:formula="of:=[.K138]" office:value-type="float" office:value="0" calcext:value-type="float">
            <text:p>0</text:p>
          </table:table-cell>
          <table:table-cell table:formula="of:=[.L13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table:formula="of:=CONCATENATE(LEFT([.C139];1);LEFT([.D139];2);LEFT([.E139];3))" office:value-type="string" office:string-value="lkikir" calcext:value-type="string">
            <text:p>lkiki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kirowsk</text:p>
          </table:table-cell>
          <table:table-cell/>
          <table:table-cell table:number-columns-repeated="3" office:value-type="float" office:value="91" calcext:value-type="float">
            <text:p>91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39]" office:value-type="float" office:value="1" calcext:value-type="float">
            <text:p>1</text:p>
          </table:table-cell>
          <table:table-cell table:formula="of:=[.L13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table:formula="of:=CONCATENATE(LEFT([.C140];1);LEFT([.D140];2);LEFT([.E140];3))" office:value-type="string" office:string-value="lkishl" calcext:value-type="string">
            <text:p>lkish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shlisselqburg</text:p>
          </table:table-cell>
          <table:table-cell/>
          <table:table-cell table:number-columns-repeated="3" office:value-type="float" office:value="56" calcext:value-type="float">
            <text:p>56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40]" office:value-type="float" office:value="1" calcext:value-type="float">
            <text:p>1</text:p>
          </table:table-cell>
          <table:table-cell table:formula="of:=[.L140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table:formula="of:=CONCATENATE(LEFT([.C141];1);LEFT([.D141];2);LEFT([.E141];3))" office:value-type="string" office:string-value="lkisin" calcext:value-type="string">
            <text:p>lkisin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sinyawino — putilowo — molodczowo</text:p>
          </table:table-cell>
          <table:table-cell/>
          <table:table-cell table:number-columns-repeated="3" office:value-type="float" office:value="40" calcext:value-type="float">
            <text:p>40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41]" office:value-type="float" office:value="1" calcext:value-type="float">
            <text:p>1</text:p>
          </table:table-cell>
          <table:table-cell table:formula="of:=[.L141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table:formula="of:=CONCATENATE(LEFT([.C142];1);LEFT([.D142];2);LEFT([.E142];3))" office:value-type="string" office:string-value="lkiotr" calcext:value-type="string">
            <text:p>lkiot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otradnoe</text:p>
          </table:table-cell>
          <table:table-cell/>
          <table:table-cell table:number-columns-repeated="3" office:value-type="float" office:value="103" calcext:value-type="float">
            <text:p>103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42]" office:value-type="float" office:value="1" calcext:value-type="float">
            <text:p>1</text:p>
          </table:table-cell>
          <table:table-cell table:formula="of:=[.L142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table:formula="of:=CONCATENATE(LEFT([.C143];1);LEFT([.D143];2);LEFT([.E143];3))" office:value-type="string" office:string-value="lkimga" calcext:value-type="string">
            <text:p>lkimga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mga - pawlowo</text:p>
          </table:table-cell>
          <table:table-cell/>
          <table:table-cell table:number-columns-repeated="3" office:value-type="float" office:value="15" calcext:value-type="float">
            <text:p>15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43]" office:value-type="float" office:value="1" calcext:value-type="float">
            <text:p>1</text:p>
          </table:table-cell>
          <table:table-cell table:formula="of:=[.L143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table:formula="of:=CONCATENATE(LEFT([.C144];1);LEFT([.D144];2);LEFT([.E144];3))" office:value-type="string" office:string-value="lkinik" calcext:value-type="string">
            <text:p>lkinik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nikolqskoe</text:p>
          </table:table-cell>
          <table:table-cell/>
          <table:table-cell table:number-columns-repeated="3" office:value-type="float" office:value="116" calcext:value-type="float">
            <text:p>116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44]" office:value-type="float" office:value="1" calcext:value-type="float">
            <text:p>1</text:p>
          </table:table-cell>
          <table:table-cell table:formula="of:=[.L144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table:formula="of:=CONCATENATE(LEFT([.C145];1);LEFT([.D145];2);LEFT([.E145];3))" office:value-type="string" office:string-value="ltokra" calcext:value-type="string">
            <text:p>ltokra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tosnenskij</text:p>
          </table:table-cell>
          <table:table-cell office:value-type="string" calcext:value-type="string">
            <text:p>krasnyj bor — ulqyanowka -gladkoe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45]" office:value-type="float" office:value="1" calcext:value-type="float">
            <text:p>1</text:p>
          </table:table-cell>
          <table:table-cell table:formula="of:=[.L145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table:formula="of:=CONCATENATE(LEFT([.C146];1);LEFT([.D146];2);LEFT([.E146];3))" office:value-type="string" office:string-value="ltotos" calcext:value-type="string">
            <text:p>ltotos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tosnenskij</text:p>
          </table:table-cell>
          <table:table-cell office:value-type="string" calcext:value-type="string">
            <text:p>tosno</text:p>
          </table:table-cell>
          <table:table-cell/>
          <table:table-cell table:number-columns-repeated="3" office:value-type="float" office:value="89" calcext:value-type="float">
            <text:p>89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46]" office:value-type="float" office:value="1" calcext:value-type="float">
            <text:p>1</text:p>
          </table:table-cell>
          <table:table-cell table:formula="of:=[.L146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table:formula="of:=CONCATENATE(LEFT([.C147];1);LEFT([.D147];2);LEFT([.E147];3))" office:value-type="string" office:string-value="ltowoj" calcext:value-type="string">
            <text:p>ltowoj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tosnenskij</text:p>
          </table:table-cell>
          <table:table-cell office:value-type="string" calcext:value-type="string">
            <text:p>wojskorowo — fyodorowskoe — fornosowo</text:p>
          </table:table-cell>
          <table:table-cell/>
          <table:table-cell table:number-columns-repeated="3" office:value-type="float" office:value="46" calcext:value-type="float">
            <text:p>46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47]" office:value-type="float" office:value="1" calcext:value-type="float">
            <text:p>1</text:p>
          </table:table-cell>
          <table:table-cell table:formula="of:=[.L147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table:formula="of:=CONCATENATE(LEFT([.C148];1);LEFT([.D148];2);LEFT([.E148];3))" office:value-type="string" office:string-value="lgakom" calcext:value-type="string">
            <text:p>lgakom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gatchinskij</text:p>
          </table:table-cell>
          <table:table-cell office:value-type="string" calcext:value-type="string">
            <text:p>kommunar</text:p>
          </table:table-cell>
          <table:table-cell/>
          <table:table-cell table:number-columns-repeated="3" office:value-type="float" office:value="122" calcext:value-type="float">
            <text:p>122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48]" office:value-type="float" office:value="1" calcext:value-type="float">
            <text:p>1</text:p>
          </table:table-cell>
          <table:table-cell table:formula="of:=[.L148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table:formula="of:=CONCATENATE(LEFT([.C149];1);LEFT([.D149];2);LEFT([.E149];3))" office:value-type="string" office:string-value="lgakob" calcext:value-type="string">
            <text:p>lgakob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gatchinskij</text:p>
          </table:table-cell>
          <table:table-cell office:value-type="string" calcext:value-type="string">
            <text:p>kobralowo — lukashi - semrino</text:p>
          </table:table-cell>
          <table:table-cell/>
          <table:table-cell table:number-columns-repeated="3" office:value-type="float" office:value="23" calcext:value-type="float">
            <text:p>23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49]" office:value-type="float" office:value="1" calcext:value-type="float">
            <text:p>1</text:p>
          </table:table-cell>
          <table:table-cell table:formula="of:=[.L14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table:formula="of:=CONCATENATE(LEFT([.C150];1);LEFT([.D150];2);LEFT([.E150];3))" office:value-type="string" office:string-value="lgagat" calcext:value-type="string">
            <text:p>lgagat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gatchinskij</text:p>
          </table:table-cell>
          <table:table-cell office:value-type="string" calcext:value-type="string">
            <text:p>gatchina</text:p>
          </table:table-cell>
          <table:table-cell/>
          <table:table-cell table:number-columns-repeated="3" office:value-type="float" office:value="419" calcext:value-type="float">
            <text:p>419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50]" office:value-type="float" office:value="1" calcext:value-type="float">
            <text:p>1</text:p>
          </table:table-cell>
          <table:table-cell table:formula="of:=[.L150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table:formula="of:=CONCATENATE(LEFT([.C151];1);LEFT([.D151];2);LEFT([.E151];3))" office:value-type="string" office:string-value="lgazha" calcext:value-type="string">
            <text:p>lgazha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gatchinskij</text:p>
          </table:table-cell>
          <table:table-cell office:value-type="string" calcext:value-type="string">
            <text:p>zhabino - wojskowiczy</text:p>
          </table:table-cell>
          <table:table-cell/>
          <table:table-cell table:number-columns-repeated="3" office:value-type="float" office:value="23" calcext:value-type="float">
            <text:p>23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51]" office:value-type="float" office:value="1" calcext:value-type="float">
            <text:p>1</text:p>
          </table:table-cell>
          <table:table-cell table:formula="of:=[.L151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table:formula="of:=CONCATENATE(LEFT([.C152];1);LEFT([.D152];2);LEFT([.E152];3))" office:value-type="string" office:string-value="lgapud" calcext:value-type="string">
            <text:p>lgapud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gatchinskij</text:p>
          </table:table-cell>
          <table:table-cell table:style-name="ce4" office:value-type="string" calcext:value-type="string">
            <text:p>pudostq</text:p>
          </table:table-cell>
          <table:table-cell/>
          <table:table-cell table:number-columns-repeated="3" office:value-type="float" office:value="20" calcext:value-type="float">
            <text:p>20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52]" office:value-type="float" office:value="1" calcext:value-type="float">
            <text:p>1</text:p>
          </table:table-cell>
          <table:table-cell table:formula="of:=[.L152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table:formula="of:=CONCATENATE(LEFT([.C153];1);LEFT([.D153];2);LEFT([.E153];3))" office:value-type="string" office:string-value="lgamal" calcext:value-type="string">
            <text:p>lgama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gatchinskij</text:p>
          </table:table-cell>
          <table:table-cell office:value-type="string" calcext:value-type="string">
            <text:p>maloe werewo — zajczewo</text:p>
          </table:table-cell>
          <table:table-cell/>
          <table:table-cell table:number-columns-repeated="3" office:value-type="float" office:value="38" calcext:value-type="float">
            <text:p>38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53]" office:value-type="float" office:value="1" calcext:value-type="float">
            <text:p>1</text:p>
          </table:table-cell>
          <table:table-cell table:formula="of:=[.L153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table:formula="of:=CONCATENATE(LEFT([.C154];1);LEFT([.D154];2);LEFT([.E154];3))" office:value-type="string" office:string-value="lgataj" calcext:value-type="string">
            <text:p>lgataj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gatchinskij</text:p>
          </table:table-cell>
          <table:table-cell office:value-type="string" calcext:value-type="string">
            <text:p>tajczy</text:p>
          </table:table-cell>
          <table:table-cell/>
          <table:table-cell table:number-columns-repeated="3" office:value-type="float" office:value="13" calcext:value-type="float">
            <text:p>13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54]" office:value-type="float" office:value="1" calcext:value-type="float">
            <text:p>1</text:p>
          </table:table-cell>
          <table:table-cell table:formula="of:=[.L154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table:formula="of:=CONCATENATE(LEFT([.C155];1);LEFT([.D155];2);LEFT([.E155];3))" office:value-type="string" office:string-value="lloter" calcext:value-type="string">
            <text:p>llote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omonosowskij</text:p>
          </table:table-cell>
          <table:table-cell office:value-type="string" calcext:value-type="string">
            <text:p>terwolowo — kipenq - kelozi</text:p>
          </table:table-cell>
          <table:table-cell/>
          <table:table-cell table:number-columns-repeated="3" office:value-type="float" office:value="11" calcext:value-type="float">
            <text:p>11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55]" office:value-type="float" office:value="1" calcext:value-type="float">
            <text:p>1</text:p>
          </table:table-cell>
          <table:table-cell table:formula="of:=[.L155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table:formula="of:=CONCATENATE(LEFT([.C156];1);LEFT([.D156];2);LEFT([.E156];3))" office:value-type="string" office:string-value="llolag" calcext:value-type="string">
            <text:p>llolag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omonosowskij</text:p>
          </table:table-cell>
          <table:table-cell office:value-type="string" calcext:value-type="string">
            <text:p>lagolowo - russko-vysoczkoe</text:p>
          </table:table-cell>
          <table:table-cell/>
          <table:table-cell table:number-columns-repeated="3" office:value-type="float" office:value="21" calcext:value-type="float">
            <text:p>21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56]" office:value-type="float" office:value="1" calcext:value-type="float">
            <text:p>1</text:p>
          </table:table-cell>
          <table:table-cell table:formula="of:=[.L156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table:formula="of:=CONCATENATE(LEFT([.C157];1);LEFT([.D157];2);LEFT([.E157];3))" office:value-type="string" office:string-value="llorop" calcext:value-type="string">
            <text:p>llorop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omonosowskij</text:p>
          </table:table-cell>
          <table:table-cell office:value-type="string" calcext:value-type="string">
            <text:p>ropsha - gostiliczy</text:p>
          </table:table-cell>
          <table:table-cell/>
          <table:table-cell table:number-columns-repeated="3" office:value-type="float" office:value="18" calcext:value-type="float">
            <text:p>18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57]" office:value-type="float" office:value="1" calcext:value-type="float">
            <text:p>1</text:p>
          </table:table-cell>
          <table:table-cell table:formula="of:=[.L157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table:formula="of:=CONCATENATE(LEFT([.C158];1);LEFT([.D158];2);LEFT([.E158];3))" office:value-type="string" office:string-value="llonow" calcext:value-type="string">
            <text:p>llonow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omonosowskij</text:p>
          </table:table-cell>
          <table:table-cell office:value-type="string" calcext:value-type="string">
            <text:p>nowoselqe - annino</text:p>
          </table:table-cell>
          <table:table-cell/>
          <table:table-cell table:number-columns-repeated="3" office:value-type="float" office:value="108" calcext:value-type="float">
            <text:p>108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58]" office:value-type="float" office:value="1" calcext:value-type="float">
            <text:p>1</text:p>
          </table:table-cell>
          <table:table-cell table:formula="of:=[.L158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table:formula="of:=CONCATENATE(LEFT([.C159];1);LEFT([.D159];2);LEFT([.E159];3))" office:value-type="string" office:string-value="llogor" calcext:value-type="string">
            <text:p>llogo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omonosowskij</text:p>
          </table:table-cell>
          <table:table-cell office:value-type="string" calcext:value-type="string">
            <text:p>gorbunki</text:p>
          </table:table-cell>
          <table:table-cell/>
          <table:table-cell table:number-columns-repeated="3" office:value-type="float" office:value="27" calcext:value-type="float">
            <text:p>27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59]" office:value-type="float" office:value="1" calcext:value-type="float">
            <text:p>1</text:p>
          </table:table-cell>
          <table:table-cell table:formula="of:=[.L15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table:formula="of:=CONCATENATE(LEFT([.C160];1);LEFT([.D160];2);LEFT([.E160];3))" office:value-type="string" office:string-value="lloraz" calcext:value-type="string">
            <text:p>lloraz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omonosowskij</text:p>
          </table:table-cell>
          <table:table-cell office:value-type="string" calcext:value-type="string">
            <text:p>razbegaewo - uzigonty</text:p>
          </table:table-cell>
          <table:table-cell/>
          <table:table-cell table:number-columns-repeated="3" office:value-type="float" office:value="20" calcext:value-type="float">
            <text:p>20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60]" office:value-type="float" office:value="1" calcext:value-type="float">
            <text:p>1</text:p>
          </table:table-cell>
          <table:table-cell table:formula="of:=[.L160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table:formula="of:=CONCATENATE(LEFT([.C161];1);LEFT([.D161];2);LEFT([.E161];3))" office:value-type="string" office:string-value="lloniz" calcext:value-type="string">
            <text:p>lloniz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omonosowskij</text:p>
          </table:table-cell>
          <table:table-cell office:value-type="string" calcext:value-type="string">
            <text:p>nizino</text:p>
          </table:table-cell>
          <table:table-cell/>
          <table:table-cell table:number-columns-repeated="3" office:value-type="float" office:value="28" calcext:value-type="float">
            <text:p>28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61]" office:value-type="float" office:value="1" calcext:value-type="float">
            <text:p>1</text:p>
          </table:table-cell>
          <table:table-cell table:formula="of:=[.L161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table:formula="of:=CONCATENATE(LEFT([.C162];1);LEFT([.D162];2);LEFT([.E162];3))" office:value-type="string" office:string-value="llobol" calcext:value-type="string">
            <text:p>llobo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omonosowskij</text:p>
          </table:table-cell>
          <table:table-cell office:value-type="string" calcext:value-type="string">
            <text:p>bolqshaya izhora — lebyazhqe</text:p>
          </table:table-cell>
          <table:table-cell/>
          <table:table-cell table:number-columns-repeated="3" office:value-type="float" office:value="19" calcext:value-type="float">
            <text:p>19</text:p>
          </table:table-cell>
          <table:table-cell table:style-name="ce3" office:value-type="date" office:date-value="2021-09-25" calcext:value-type="date">
            <text:p>09/25/21</text:p>
          </table:table-cell>
          <table:table-cell office:value-type="float" office:value="1" calcext:value-type="float">
            <text:p>1</text:p>
          </table:table-cell>
          <table:table-cell table:formula="of:=[.K162]" office:value-type="float" office:value="1" calcext:value-type="float">
            <text:p>1</text:p>
          </table:table-cell>
          <table:table-cell table:formula="of:=[.L162]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:Sheet1.B16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 style:data-style-name="N2" text:time-value="16:54:57.124694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7:19:00.703556882</meta:creation-date>
    <dc:date>2021-09-28T18:01:41.577752076</dc:date>
    <meta:editing-duration>PT12H42M1S</meta:editing-duration>
    <meta:editing-cycles>19</meta:editing-cycles>
    <meta:generator>LibreOffice/6.4.7.2$Linux_X86_64 LibreOffice_project/40$Build-2</meta:generator>
    <meta:document-statistic meta:table-count="1" meta:cell-count="1963" meta:object-count="0"/>
  </office:meta>
</office:document-meta>
</file>